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fcda" officeooo:paragraph-rsid="0013fcda"/>
    </style:style>
    <style:style style:name="P2" style:family="paragraph" style:parent-style-name="Standard">
      <style:paragraph-properties fo:text-align="center" style:justify-single-word="false"/>
      <style:text-properties officeooo:rsid="0013fcda" officeooo:paragraph-rsid="0013fcda"/>
    </style:style>
    <style:style style:name="P3" style:family="paragraph" style:parent-style-name="Standard">
      <style:text-properties officeooo:rsid="0015dc3e" officeooo:paragraph-rsid="0015dc3e"/>
    </style:style>
    <style:style style:name="P4" style:family="paragraph" style:parent-style-name="Standard">
      <style:text-properties officeooo:rsid="0015dc3e" officeooo:paragraph-rsid="001f3d78"/>
    </style:style>
    <style:style style:name="P5" style:family="paragraph" style:parent-style-name="Standard">
      <style:text-properties officeooo:rsid="0019eea9" officeooo:paragraph-rsid="0019eea9"/>
    </style:style>
    <style:style style:name="P6" style:family="paragraph" style:parent-style-name="Standard">
      <style:text-properties officeooo:rsid="001af1b7" officeooo:paragraph-rsid="001af1b7"/>
    </style:style>
    <style:style style:name="P7" style:family="paragraph" style:parent-style-name="Standard">
      <style:text-properties officeooo:rsid="001b422f" officeooo:paragraph-rsid="001b422f"/>
    </style:style>
    <style:style style:name="P8" style:family="paragraph" style:parent-style-name="Standard">
      <style:text-properties officeooo:rsid="001b422f" officeooo:paragraph-rsid="001b4f7f"/>
    </style:style>
    <style:style style:name="P9" style:family="paragraph" style:parent-style-name="Standard">
      <style:text-properties officeooo:rsid="001b422f" officeooo:paragraph-rsid="001f3d78"/>
    </style:style>
    <style:style style:name="P10" style:family="paragraph" style:parent-style-name="Standard">
      <style:text-properties officeooo:rsid="001cf1fb" officeooo:paragraph-rsid="001cf1fb"/>
    </style:style>
    <style:style style:name="P11" style:family="paragraph" style:parent-style-name="Standard">
      <style:text-properties officeooo:rsid="001f3d78" officeooo:paragraph-rsid="001f3d78"/>
    </style:style>
    <style:style style:name="P12" style:family="paragraph" style:parent-style-name="Standard">
      <style:text-properties style:text-position="0% 100%" officeooo:rsid="0013fcda" officeooo:paragraph-rsid="0013fcda"/>
    </style:style>
    <style:style style:name="P13" style:family="paragraph" style:parent-style-name="Standard">
      <style:text-properties style:text-position="0% 100%" officeooo:rsid="001b422f" officeooo:paragraph-rsid="001f3d78"/>
    </style:style>
    <style:style style:name="P14" style:family="paragraph" style:parent-style-name="Standard">
      <style:text-properties style:text-position="0% 100%" officeooo:rsid="001b422f" officeooo:paragraph-rsid="001b422f"/>
    </style:style>
    <style:style style:name="P15" style:family="paragraph" style:parent-style-name="Standard">
      <style:text-properties style:text-position="0% 100%" officeooo:rsid="001b422f" officeooo:paragraph-rsid="0015dc3e"/>
    </style:style>
    <style:style style:name="P16" style:family="paragraph" style:parent-style-name="Standard">
      <style:text-properties style:text-position="0% 100%" officeooo:rsid="0015dc3e" officeooo:paragraph-rsid="001f3d78"/>
    </style:style>
    <style:style style:name="P17" style:family="paragraph" style:parent-style-name="Standard">
      <style:text-properties style:text-position="0% 100%" officeooo:rsid="0015dc3e" officeooo:paragraph-rsid="0015dc3e"/>
    </style:style>
    <style:style style:name="P18" style:family="paragraph" style:parent-style-name="Standard">
      <style:text-properties style:text-position="0% 100%" officeooo:rsid="001f3d78" officeooo:paragraph-rsid="001f3d78"/>
    </style:style>
    <style:style style:name="P19" style:family="paragraph" style:parent-style-name="Standard">
      <style:text-properties style:text-position="0% 100%" officeooo:rsid="001cf1fb" officeooo:paragraph-rsid="001cf1f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6dcfa"/>
    </style:style>
    <style:style style:name="T3" style:family="text">
      <style:text-properties style:text-position="sub 58%" officeooo:rsid="0019eea9"/>
    </style:style>
    <style:style style:name="T4" style:family="text">
      <style:text-properties style:text-position="sub 58%" officeooo:rsid="001b422f"/>
    </style:style>
    <style:style style:name="T5" style:family="text">
      <style:text-properties style:text-position="sub 58%" officeooo:rsid="001b4f7f"/>
    </style:style>
    <style:style style:name="T6" style:family="text">
      <style:text-properties style:text-position="sub 58%" officeooo:rsid="001cf1fb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6dcfa"/>
    </style:style>
    <style:style style:name="T9" style:family="text">
      <style:text-properties style:text-position="0% 100%" officeooo:rsid="00186e68"/>
    </style:style>
    <style:style style:name="T10" style:family="text">
      <style:text-properties style:text-position="0% 100%" officeooo:rsid="0019eea9"/>
    </style:style>
    <style:style style:name="T11" style:family="text">
      <style:text-properties style:text-position="0% 100%" officeooo:rsid="001b422f"/>
    </style:style>
    <style:style style:name="T12" style:family="text">
      <style:text-properties style:text-position="0% 100%" officeooo:rsid="001b4f7f"/>
    </style:style>
    <style:style style:name="T13" style:family="text">
      <style:text-properties style:text-position="0% 100%" officeooo:rsid="001cf1fb"/>
    </style:style>
    <style:style style:name="T14" style:family="text">
      <style:text-properties style:text-position="0% 100%" officeooo:rsid="001f3d78"/>
    </style:style>
    <style:style style:name="T15" style:family="text">
      <style:text-properties style:text-position="0% 100%" officeooo:rsid="0013fcda"/>
    </style:style>
    <style:style style:name="T16" style:family="text">
      <style:text-properties style:text-position="0% 100%" officeooo:rsid="0020e758"/>
    </style:style>
    <style:style style:name="T17" style:family="text">
      <style:text-properties style:text-position="0% 100%" officeooo:rsid="0022341a"/>
    </style:style>
    <style:style style:name="T18" style:family="text">
      <style:text-properties style:text-position="0% 100%" officeooo:rsid="002327db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1b422f"/>
    </style:style>
    <style:style style:name="T21" style:family="text">
      <style:text-properties style:text-position="super 58%" officeooo:rsid="001b4f7f"/>
    </style:style>
    <style:style style:name="T22" style:family="text">
      <style:text-properties officeooo:rsid="00186e68"/>
    </style:style>
    <style:style style:name="T23" style:family="text">
      <style:text-properties officeooo:rsid="0024ed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3">Path Function </text:span>Product Notation</text:p>
      <text:p text:style-name="P2">by Sven Nilsen, 2017-<text:span text:style-name="T23">2019</text:span></text:p>
      <text:p text:style-name="P1"/>
      <text:p text:style-name="P1">This notation is useful when doing <text:span text:style-name="T22">asymmetric path semantics in a way that can easily be reduced to symmetric path semantics by erasing indices.</text:span></text:p>
      <text:p text:style-name="P1"/>
      <text:p text:style-name="P1">A single lowered index annotates a cartesian product:</text:p>
      <text:p text:style-name="P1"/>
      <text:p text:style-name="P1"><text:tab/>a<text:span text:style-name="T1">i </text:span><text:span text:style-name="T7">= (a</text:span><text:span text:style-name="T1">0</text:span><text:span text:style-name="T7">, a</text:span><text:span text:style-name="T1">1</text:span><text:span text:style-name="T7">, … , a</text:span><text:span text:style-name="T1">n-1</text:span><text:span text:style-name="T7">)</text:span></text:p>
      <text:p text:style-name="P5"><text:span text:style-name="T7"><text:tab/>a</text:span><text:span text:style-name="T1">j</text:span><text:span text:style-name="T7"> = (a</text:span><text:span text:style-name="T1">0</text:span><text:span text:style-name="T7">, a</text:span><text:span text:style-name="T1">1</text:span><text:span text:style-name="T7">, … , a</text:span><text:span text:style-name="T1">m-1</text:span><text:span text:style-name="T7">)</text:span></text:p>
      <text:p text:style-name="P12"/>
      <text:p text:style-name="P5"><text:span text:style-name="T7">`i` and `j` has paired cardinality </text:span><text:span text:style-name="T14">with `n` and `m` respectively</text:span><text:span text:style-name="T9">.</text:span><text:span text:style-name="T15"> </text:span><text:span text:style-name="T7">When `n` and `m` are used as lowered indices, they can be thought of as </text:span><text:span text:style-name="T11">an extra item at the end</text:span><text:span text:style-name="T7">:</text:span></text:p>
      <text:p text:style-name="P12"/>
      <text:p text:style-name="P1"><text:span text:style-name="T7"><text:tab/></text:span><text:span text:style-name="T10">a</text:span><text:span text:style-name="T3">in</text:span><text:span text:style-name="T10"> = (a</text:span><text:span text:style-name="T3">i</text:span><text:span text:style-name="T10">, a</text:span><text:span text:style-name="T3">n</text:span><text:span text:style-name="T10">) = (a</text:span><text:span text:style-name="T3">0</text:span><text:span text:style-name="T10">, a</text:span><text:span text:style-name="T3">1</text:span><text:span text:style-name="T10">, … , a</text:span><text:span text:style-name="T3">n-1</text:span><text:span text:style-name="T10">, a</text:span><text:span text:style-name="T3">n</text:span><text:span text:style-name="T10">)</text:span></text:p>
      <text:p text:style-name="P1"><text:span text:style-name="T10"><text:tab/>a</text:span><text:span text:style-name="T3">jm</text:span><text:span text:style-name="T10"> = (a</text:span><text:span text:style-name="T3">j</text:span><text:span text:style-name="T10">, a</text:span><text:span text:style-name="T3">m</text:span><text:span text:style-name="T10">) = (a</text:span><text:span text:style-name="T3">0</text:span><text:span text:style-name="T10">, a</text:span><text:span text:style-name="T3">1</text:span><text:span text:style-name="T10">, … , a</text:span><text:span text:style-name="T3">m-1</text:span><text:span text:style-name="T10">, a</text:span><text:span text:style-name="T3">m</text:span><text:span text:style-name="T10">)</text:span></text:p>
      <text:p text:style-name="P13"/>
      <text:p text:style-name="P13">A common technique in path semantics is to create partial function products, e.g.:</text:p>
      <text:p text:style-name="P13"/>
      <text:p text:style-name="P9"><text:span text:style-name="T10"><text:tab/></text:span><text:span text:style-name="T12">a</text:span><text:span text:style-name="T5">in</text:span><text:span text:style-name="T12"> = </text:span><text:span text:style-name="T10">(x</text:span><text:span text:style-name="T5">i</text:span><text:span text:style-name="T10">, f(x</text:span><text:span text:style-name="T5">i</text:span><text:span text:style-name="T10">))</text:span></text:p>
      <text:p text:style-name="P12"/>
      <text:p text:style-name="P1"><text:span text:style-name="T7">A lowe</text:span><text:span text:style-name="T16">re</text:span><text:span text:style-name="T7">d index paired with a raised index annotates function application per element:</text:span></text:p>
      <text:p text:style-name="P12"/>
      <text:p text:style-name="P1"><text:span text:style-name="T7"><text:tab/>f</text:span><text:span text:style-name="T1">i</text:span><text:span text:style-name="T7">(x</text:span><text:span text:style-name="T19">i</text:span><text:span text:style-name="T7">) = (f</text:span><text:span text:style-name="T1">0</text:span><text:span text:style-name="T7">(x</text:span><text:span text:style-name="T1">0</text:span><text:span text:style-name="T7">), f</text:span><text:span text:style-name="T1">1</text:span><text:span text:style-name="T7">(x</text:span><text:span text:style-name="T1">1</text:span><text:span text:style-name="T7">), … , f</text:span><text:span text:style-name="T1">n-1</text:span><text:span text:style-name="T7">(x</text:span><text:span text:style-name="T1">n-1</text:span><text:span text:style-name="T7">))</text:span></text:p>
      <text:p text:style-name="P12"/>
      <text:p text:style-name="P9"><text:span text:style-name="T7">This makes it possible to apply a product of functions </text:span><text:span text:style-name="T12">to a partial function product:</text:span></text:p>
      <text:p text:style-name="P16"/>
      <text:p text:style-name="P4"><text:span text:style-name="T7"><text:tab/></text:span><text:span text:style-name="T12">g</text:span><text:span text:style-name="T5">in</text:span><text:span text:style-name="T12">(a</text:span><text:span text:style-name="T21">in</text:span><text:span text:style-name="T12">) = </text:span><text:span text:style-name="T11">g</text:span><text:span text:style-name="T4">in</text:span><text:span text:style-name="T11">(x</text:span><text:span text:style-name="T20">i</text:span><text:span text:style-name="T11">, f(x</text:span><text:span text:style-name="T6">i</text:span><text:span text:style-name="T11">)) = (g</text:span><text:span text:style-name="T4">0</text:span><text:span text:style-name="T11">(x</text:span><text:span text:style-name="T4">0</text:span><text:span text:style-name="T11">), g</text:span><text:span text:style-name="T4">1</text:span><text:span text:style-name="T11">(x</text:span><text:span text:style-name="T4">1</text:span><text:span text:style-name="T11">), … , g</text:span><text:span text:style-name="T4">n-1</text:span><text:span text:style-name="T11">(x</text:span><text:span text:style-name="T4">n-1</text:span><text:span text:style-name="T11">), g</text:span><text:span text:style-name="T4">n</text:span><text:span text:style-name="T11">(f(x</text:span><text:span text:style-name="T6">0</text:span><text:span text:style-name="T13">, x</text:span><text:span text:style-name="T6">1</text:span><text:span text:style-name="T13">, … , x</text:span><text:span text:style-name="T6">n-1</text:span><text:span text:style-name="T11">)))</text:span></text:p>
      <text:p text:style-name="P13"/>
      <text:p text:style-name="P11"><text:span text:style-name="T11">F</text:span><text:span text:style-name="T7">or all partial function product</text:span><text:span text:style-name="T17">s</text:span><text:span text:style-name="T7"> of the same function:</text:span></text:p>
      <text:p text:style-name="P18"/>
      <text:p text:style-name="P11"><text:span text:style-name="T7"><text:tab/>( a</text:span><text:span text:style-name="T1">i</text:span><text:span text:style-name="T7"> = b</text:span><text:span text:style-name="T1">i</text:span><text:span text:style-name="T7"> ) =&gt; ( a</text:span><text:span text:style-name="T1">n</text:span><text:span text:style-name="T7"> = b</text:span><text:span text:style-name="T1">n</text:span><text:span text:style-name="T7"> )</text:span></text:p>
      <text:p text:style-name="P13"/>
      <text:p text:style-name="P6"><text:span text:style-name="T7">A </text:span><text:span text:style-name="T11">path</text:span><text:span text:style-name="T7"> function </text:span><text:span text:style-name="T11">product</text:span><text:span text:style-name="T7"> `g</text:span><text:span text:style-name="T1">i→n</text:span><text:span text:style-name="T7">` </text:span><text:span text:style-name="T11">splits the argument</text:span><text:span text:style-name="T18">s</text:span><text:span text:style-name="T11"> from return value at `n`:</text:span></text:p>
      <text:p text:style-name="P17"/>
      <text:p text:style-name="P3"><text:span text:style-name="T7"><text:tab/></text:span><text:span text:style-name="T11">[</text:span><text:span text:style-name="T7">g</text:span><text:span text:style-name="T1">i→n</text:span><text:span text:style-name="T11">]</text:span><text:span text:style-name="T7"> </text:span><text:span text:style-name="T8">= </text:span><text:span text:style-name="T11">[</text:span><text:span text:style-name="T8">g</text:span><text:span text:style-name="T2">i</text:span><text:span text:style-name="T8"> → g</text:span><text:span text:style-name="T2">n</text:span><text:span text:style-name="T11">]</text:span><text:span text:style-name="T8"> </text:span><text:span text:style-name="T10">= </text:span><text:span text:style-name="T11">[</text:span><text:span text:style-name="T10">g</text:span><text:span text:style-name="T3">0</text:span><text:span text:style-name="T10"> ⨯ g</text:span><text:span text:style-name="T3">1</text:span><text:span text:style-name="T10"> ⨯ … g</text:span><text:span text:style-name="T3">n-1</text:span><text:span text:style-name="T10"> → g</text:span><text:span text:style-name="T3">n</text:span><text:span text:style-name="T11">]</text:span></text:p>
      <text:p text:style-name="P17"/>
      <text:p text:style-name="P7"><text:span text:style-name="T7">This means an asymmetric path can be </text:span><text:span text:style-name="T12">turned into a</text:span><text:span text:style-name="T7"> symmetric path </text:span><text:span text:style-name="T12">by erasing indices</text:span><text:span text:style-name="T7">:</text:span></text:p>
      <text:p text:style-name="P8"/>
      <text:p text:style-name="P8"><text:span text:style-name="T7"><text:tab/>f[g</text:span><text:span text:style-name="T1">i→n</text:span><text:span text:style-name="T7">]<text:tab/><text:tab/>asymmetric </text:span><text:span text:style-name="T12">path</text:span></text:p>
      <text:p text:style-name="P7"><text:span text:style-name="T7"><text:tab/>f[g]<text:tab/><text:tab/>symmetric </text:span><text:span text:style-name="T12">path</text:span></text:p>
      <text:p text:style-name="P14"/>
      <text:p text:style-name="P19">Equations often compare products:</text:p>
      <text:p text:style-name="P15"/>
      <text:p text:style-name="P10"><text:span text:style-name="T11"><text:tab/></text:span><text:span text:style-name="T7">g</text:span><text:span text:style-name="T1">i</text:span><text:span text:style-name="T7">(x</text:span><text:span text:style-name="T19">i</text:span><text:span text:style-name="T7">) = g</text:span><text:span text:style-name="T1">i</text:span><text:span text:style-name="T7">(y</text:span><text:span text:style-name="T19">i</text:span><text:span text:style-name="T7">)</text:span></text:p>
      <text:p text:style-name="P10"><text:span text:style-name="T7"><text:tab/>(g</text:span><text:span text:style-name="T1">0</text:span><text:span text:style-name="T7">(x</text:span><text:span text:style-name="T1">0</text:span><text:span text:style-name="T7">), g</text:span><text:span text:style-name="T1">1</text:span><text:span text:style-name="T7">(x</text:span><text:span text:style-name="T1">1</text:span><text:span text:style-name="T7">), … , g</text:span><text:span text:style-name="T1">n-1</text:span><text:span text:style-name="T7">(x</text:span><text:span text:style-name="T1">n-1</text:span><text:span text:style-name="T7">)) = (g</text:span><text:span text:style-name="T1">0</text:span><text:span text:style-name="T7">(y</text:span><text:span text:style-name="T1">0</text:span><text:span text:style-name="T7">), g</text:span><text:span text:style-name="T1">1</text:span><text:span text:style-name="T7">(y</text:span><text:span text:style-name="T1">1</text:span><text:span text:style-name="T7">), … , g</text:span><text:span text:style-name="T1">n-1</text:span><text:span text:style-name="T7">(y</text:span><text:span text:style-name="T1">n-1</text:span><text:span text:style-name="T7">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2:14:25.758159000</meta:creation-date>
    <dc:date>2019-09-07T10:10:12.458021000</dc:date>
    <meta:editing-duration>PT17M21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261" meta:character-count="1394" meta:non-whitespace-character-count="1143"/>
  </office:meta>
</office:document-meta>
</file>